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leObj1" manifest:media-type=""/>
  <manifest:file-entry manifest:full-path="layout-cache" manifest:media-type="application/binary"/>
  <manifest:file-entry manifest:full-path="OleObj1"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Calibri2" svg:font-family="Calibri" style:font-family-generic="roman" style:font-pitch="variable"/>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Liberation Serif1" fo:font-size="18pt" fo:font-weight="bold" fo:background-color="transparent" style:font-name-asian="Liberation Serif" style:font-name-complex="Liberation Serif"/>
    </style:style>
    <style:style style:name="P2" style:family="paragraph" style:parent-style-name="Standard">
      <style:paragraph-properties fo:line-height="100%" fo:text-align="start" style:justify-single-word="false"/>
      <style:text-properties style:use-window-font-color="true" style:font-name="Liberation Serif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Liberation Serif1"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1"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1"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1"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1"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1"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1" fo:font-size="12pt" fo:font-weight="bold" officeooo:paragraph-rsid="004a9061"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Liberation Serif1" fo:font-size="12pt" fo:language="de" fo:country="DE" fo:font-weight="normal" officeooo:rsid="0006a02e" officeooo:paragraph-rsid="005f2dbc" fo:background-color="transparent" style:font-name-asian="Liberation Serif" style:font-weight-asian="normal" style:font-name-complex="Liberation Serif" style:font-weight-complex="normal"/>
    </style:style>
    <style:style style:name="P11" style:family="paragraph" style:parent-style-name="Standard">
      <style:text-properties style:font-name="Liberation Serif1" fo:language="de" fo:country="DE" officeooo:rsid="00084168" officeooo:paragraph-rsid="005f2dbc"/>
    </style:style>
    <style:style style:name="P12" style:family="paragraph" style:parent-style-name="Standard">
      <style:text-properties style:font-name="Liberation Serif1" fo:language="de" fo:country="DE" officeooo:rsid="00016d1c" officeooo:paragraph-rsid="005f2dbc"/>
    </style:style>
    <style:style style:name="P13" style:family="paragraph" style:parent-style-name="Standard">
      <style:text-properties style:font-name="Liberation Serif1" fo:language="de" fo:country="DE" officeooo:rsid="0004d1d3" officeooo:paragraph-rsid="005f2dbc"/>
    </style:style>
    <style:style style:name="P14" style:family="paragraph" style:parent-style-name="Standard">
      <style:paragraph-properties fo:line-height="100%" fo:text-align="start" style:justify-single-word="false"/>
      <style:text-properties style:font-name="Liberation Serif1"/>
    </style:style>
    <style:style style:name="P15" style:family="paragraph" style:parent-style-name="Standard">
      <style:paragraph-properties fo:margin-top="0cm" fo:margin-bottom="0.353cm" loext:contextual-spacing="false" fo:line-height="115%" fo:text-align="start" style:justify-single-word="false"/>
      <style:text-properties style:use-window-font-color="true" style:font-name="Liberation Serif1" fo:font-size="12pt" fo:font-weight="normal" officeooo:paragraph-rsid="00118a43" fo:background-color="transparent" style:font-name-asian="Liberation Serif" style:font-name-complex="Liberation Serif"/>
    </style:style>
    <style:style style:name="P16" style:family="paragraph" style:parent-style-name="Standard">
      <style:paragraph-properties fo:margin-top="0cm" fo:margin-bottom="0.353cm" loext:contextual-spacing="false" fo:line-height="100%" fo:text-align="start" style:justify-single-word="false"/>
      <style:text-properties style:use-window-font-color="true" style:font-name="Liberation Serif1" fo:font-size="12pt" fo:font-weight="normal" officeooo:paragraph-rsid="000c2453" fo:background-color="transparent" style:font-name-asian="Liberation Serif" style:font-name-complex="Liberation Serif"/>
    </style:style>
    <style:style style:name="P17" style:family="paragraph" style:parent-style-name="Standard">
      <style:paragraph-properties fo:margin-top="0cm" fo:margin-bottom="0.353cm" loext:contextual-spacing="false" fo:line-height="100%" fo:text-align="start" style:justify-single-word="false"/>
      <style:text-properties style:use-window-font-color="true" style:font-name="Liberation Serif1" fo:font-size="12pt" fo:font-weight="normal" officeooo:paragraph-rsid="00436f70" fo:background-color="transparent" style:font-name-asian="Liberation Serif" style:font-name-complex="Liberation Serif"/>
    </style:style>
    <style:style style:name="P18" style:family="paragraph" style:parent-style-name="Standard">
      <style:paragraph-properties fo:margin-top="0cm" fo:margin-bottom="0.353cm" loext:contextual-spacing="false" fo:line-height="115%" fo:text-align="start" style:justify-single-word="false"/>
      <style:text-properties style:use-window-font-color="true" style:font-name="Liberation Serif1" fo:font-size="11pt" fo:font-weight="normal" officeooo:paragraph-rsid="00606ef7" fo:background-color="transparent" style:font-name-asian="Calibri1" style:font-name-complex="Calibri1"/>
    </style:style>
    <style:style style:name="P19" style:family="paragraph" style:parent-style-name="Standard">
      <style:paragraph-properties fo:margin-top="0cm" fo:margin-bottom="0.353cm" loext:contextual-spacing="false" fo:line-height="115%"/>
      <style:text-properties style:font-name="Liberation Serif1" officeooo:paragraph-rsid="00606ef7"/>
    </style:style>
    <style:style style:name="P20" style:family="paragraph" style:parent-style-name="Standard" style:master-page-name="Standard">
      <style:paragraph-properties fo:margin-top="0cm" fo:margin-bottom="0.353cm" loext:contextual-spacing="false" fo:line-height="115%" style:page-number="auto"/>
      <style:text-properties style:font-name="Liberation Serif1" officeooo:paragraph-rsid="00606ef7"/>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style:use-window-font-color="true" fo:font-size="12pt" fo:font-weight="bold" fo:background-color="transparent" loext:char-shading-value="0" style:font-name-asian="Liberation Serif" style:font-name-complex="Liberation Serif"/>
    </style:style>
    <style:style style:name="T4" style:family="text">
      <style:text-properties style:use-window-font-color="true" fo:font-size="12pt" fo:font-weight="normal" fo:background-color="transparent" loext:char-shading-value="0" style:font-name-asian="Liberation Serif" style:font-name-complex="Liberation Serif"/>
    </style:style>
    <style:style style:name="T5" style:family="text">
      <style:text-properties fo:language="en" fo:country="US" style:font-size-asian="11pt"/>
    </style:style>
    <style:style style:name="T6" style:family="text">
      <style:text-properties fo:language="en" fo:country="US" officeooo:rsid="000b3f98" style:font-size-asian="11pt"/>
    </style:style>
    <style:style style:name="T7" style:family="text">
      <style:text-properties fo:language="en" fo:country="US" officeooo:rsid="003901c4" style:font-size-asian="11pt"/>
    </style:style>
    <style:style style:name="T8" style:family="text">
      <style:text-properties fo:language="en" fo:country="US" officeooo:rsid="00390cdb" style:font-size-asian="11pt"/>
    </style:style>
    <style:style style:name="T9" style:family="text">
      <style:text-properties fo:language="en" fo:country="US" officeooo:rsid="0043ca0b" style:font-size-asian="11pt"/>
    </style:style>
    <style:style style:name="T10" style:family="text">
      <style:text-properties fo:language="en" fo:country="US" fo:font-weight="normal" style:font-size-asian="11pt"/>
    </style:style>
    <style:style style:name="T11" style:family="text">
      <style:text-properties fo:language="en" fo:country="US" fo:font-weight="normal" officeooo:rsid="000dfd79" style:font-size-asian="11pt"/>
    </style:style>
    <style:style style:name="T12" style:family="text">
      <style:text-properties officeooo:rsid="000c2453"/>
    </style:style>
    <style:style style:name="T13" style:family="text">
      <style:text-properties officeooo:rsid="0017a7ce"/>
    </style:style>
    <style:style style:name="T14" style:family="text">
      <style:text-properties officeooo:rsid="00190c1e"/>
    </style:style>
    <style:style style:name="T15" style:family="text">
      <style:text-properties officeooo:rsid="001aad4f"/>
    </style:style>
    <style:style style:name="T16" style:family="text">
      <style:text-properties officeooo:rsid="001ca226"/>
    </style:style>
    <style:style style:name="T17" style:family="text">
      <style:text-properties officeooo:rsid="00205c62"/>
    </style:style>
    <style:style style:name="T18" style:family="text">
      <style:text-properties officeooo:rsid="00222f66"/>
    </style:style>
    <style:style style:name="T19" style:family="text">
      <style:text-properties officeooo:rsid="002785d5"/>
    </style:style>
    <style:style style:name="T20" style:family="text">
      <style:text-properties officeooo:rsid="00295386"/>
    </style:style>
    <style:style style:name="T21" style:family="text">
      <style:text-properties officeooo:rsid="002af1d4"/>
    </style:style>
    <style:style style:name="T22" style:family="text">
      <style:text-properties officeooo:rsid="002ba174"/>
    </style:style>
    <style:style style:name="T23" style:family="text">
      <style:text-properties officeooo:rsid="002be889"/>
    </style:style>
    <style:style style:name="T24" style:family="text">
      <style:text-properties officeooo:rsid="002f0dd1"/>
    </style:style>
    <style:style style:name="T25" style:family="text">
      <style:text-properties officeooo:rsid="00335c28"/>
    </style:style>
    <style:style style:name="T26" style:family="text">
      <style:text-properties officeooo:rsid="003b2719"/>
    </style:style>
    <style:style style:name="T27" style:family="text">
      <style:text-properties officeooo:rsid="003e584f"/>
    </style:style>
    <style:style style:name="T28" style:family="text">
      <style:text-properties officeooo:rsid="004211a0"/>
    </style:style>
    <style:style style:name="T29" style:family="text">
      <style:text-properties officeooo:rsid="0043e9b1"/>
    </style:style>
    <style:style style:name="T30" style:family="text">
      <style:text-properties officeooo:rsid="00451513"/>
    </style:style>
    <style:style style:name="T31" style:family="text">
      <style:text-properties officeooo:rsid="0046dc9f"/>
    </style:style>
    <style:style style:name="T32" style:family="text">
      <style:text-properties officeooo:rsid="00476daa"/>
    </style:style>
    <style:style style:name="T33" style:family="text">
      <style:text-properties officeooo:rsid="004c33cc"/>
    </style:style>
    <style:style style:name="T34" style:family="text">
      <style:text-properties officeooo:rsid="004e1cf6"/>
    </style:style>
    <style:style style:name="T35" style:family="text">
      <style:text-properties officeooo:rsid="0050e202"/>
    </style:style>
    <style:style style:name="T36" style:family="text">
      <style:text-properties officeooo:rsid="0057799b"/>
    </style:style>
    <style:style style:name="T37" style:family="text">
      <style:text-properties officeooo:rsid="00595bed"/>
    </style:style>
    <style:style style:name="T38" style:family="text">
      <style:text-properties officeooo:rsid="005bbecc"/>
    </style:style>
    <style:style style:name="T39" style:family="text">
      <style:text-properties officeooo:rsid="0006a02e"/>
    </style:style>
    <style:style style:name="T40" style:family="text">
      <style:text-properties officeooo:rsid="000289b2"/>
    </style:style>
    <style:style style:name="T41" style:family="text">
      <style:text-properties officeooo:rsid="00084168"/>
    </style:style>
    <style:style style:name="T42" style:family="text">
      <style:text-properties officeooo:rsid="005f2dbc"/>
    </style:style>
    <style:style style:name="T43" style:family="text">
      <style:text-properties style:font-name="Calibri2" fo:font-size="11pt" fo:language="de" fo:country="none" style:font-size-asian="11pt"/>
    </style:style>
    <style:style style:name="T44" style:family="text">
      <style:text-properties style:font-name="Calibri2" fo:language="de" fo:country="none" style:font-size-asian="11pt"/>
    </style:style>
    <style:style style:name="T45" style:family="text">
      <style:text-properties fo:font-size="11pt" fo:language="de" fo:country="none" style:font-size-asian="11pt"/>
    </style:style>
    <style:style style:name="T46" style:family="text">
      <style:text-properties fo:language="de" fo:country="none" style:font-size-asian="11pt"/>
    </style:style>
    <style:style style:name="fr1" style:family="graphic" style:parent-style-name="OLE">
      <style:graphic-properties style:vertical-pos="top" style:vertical-rel="baseline" draw:ole-draw-aspect="1" draw:visible-area-top="0cm" draw:visible-area-width="5.003cm" draw:visible-area-height="5.00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rtrag:</text:p>
      <text:p text:style-name="P2"/>
      <text:p text:style-name="P2"/>
      <text:p text:style-name="P3"><text:span text:style-name="T13">Wir bauen unseren Microcontroller mit der </text:span>AVR-Architektur und als Übertragungssensor <text:span text:style-name="T14">nutzen wir den</text:span> TI CC1101.</text:p>
      <text:p text:style-name="P2"/>
      <text:p text:style-name="P8">Einschub AVR-Infos:</text:p>
      <text:p text:style-name="P3">Die AVR-Microcontroller sind ausgelegt um effizienten Ausführung von C-Code zu gestalten.</text:p>
      <text:p text:style-name="P2"/>
      <text:p text:style-name="P3">Wir alle drei hatten am Anfang gar keine Vorkenntisse über die AVR-Technologie. <text:span text:style-name="T15">Um ein besseres Verständis zu erlangen</text:span> haben wir uns ein <text:span text:style-name="T15">Elegoo UNO</text:span> Startet-Kit gekauft um uns mit allem bekannt zu machen. <text:span text:style-name="T15">Das Elegoo Uno unterscheidet sich in so gut wie nichts zu dem Arduino Uno. </text:span>Das Starter-Kit beinhaltet <text:span text:style-name="T16">neben dem Eleggo unterschiedlichste </text:span>Sensoren.</text:p>
      <text:p text:style-name="P3">Mit dem Ausprobieren von Sensoren entwickelten sich auch langsam Ideen für unser IoT-Projekt. Aber <text:span text:style-name="T17">für unser ersten AVR-Projekt </text:span>wollten wir nicht allzu schwer starten und entschieden <text:span text:style-name="T38">uns </text:span>für eine nicht so spektakuläre Wetterstation.</text:p>
      <text:p text:style-name="P2"/>
      <text:p text:style-name="P4">Mit dem Arduino hatten wir <text:span text:style-name="T18">den Temperatursensor </text:span>bald am Laufen und auch das Verbinden mit dem CC1101 funktionierte ohne große Probleme. Wir testeten die Übertragung mit dem Arduino im Praktikumsraum und schickten Temperatur und Luftfeuchtigkeit <text:span text:style-name="T19">von CC1101 zu</text:span> CC1101.</text:p>
      <text:p text:style-name="P2"/>
      <text:p text:style-name="P3"><text:span text:style-name="T21">Unser</text:span> nächste <text:span text:style-name="T20">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11">Der Atmel ATmega328p ist ein 8-bit AVR-Microkontroller, welcher mit einerSpannung von zwischen 1,8 bis 5,5 Volt und bis zu einer maximalen Taktrate bis zu 20MegaHerz arbeitet.</text:p>
      <text:p text:style-name="P12">Die Atmega Chips haben immer das gleiche Schema in der <text:span text:style-name="T39">Namensgebung.</text:span></text:p>
      <text:p text:style-name="P12">z.B. bei Atmega 328p</text:p>
      <text:p text:style-name="P12">1. Die Baureihe (hier Atmega)</text:p>
      <text:p text:style-name="P12">2. Eine Nummer (immer Zweierpotenz), welche die Größe des Flash-Speichers angibt. Also in unserem Beispiel sind das 32 KiB</text:p>
      <text:p text:style-name="P12">3. Nach dem Flash-Speicher können bis zu drei weiter<text:span text:style-name="T39">e</text:span> Ziffern folgen. Diese definieren die <text:span text:style-name="T40">Baureihe, die </text:span><text:s/>Anzahl der I/O Pins <text:span text:style-name="T40">und Zusatzfunktionen an</text:span>. Bei unserem Chip haben wir nur eine Ziffer, die 8. <text:span text:style-name="T40">Wir haben hier die neuste Baureihe von 4 bis 32 KiB Flash-Speicher, ein mit 28 – 32 pinkompatibel Gehäuse und verbesserte Funktionen, wie z.B. Timern. Mit ihrer Hilfe ist es möglich, in regelmäßigen Zeitabständen Aktionen zu veranlassen.</text:span></text:p>
      <text:p text:style-name="P13">4. An vierter Stelle kommen bis zu zwei Buchstaben, die für die Revision und spezielle stromsparende Architektur stehen. Das P steht für Pico-Power. <text:span text:style-name="T41">Es erlaubt den Mikrocontroller mit einer niedrigeren Volt Anforderungen zu arbeiten</text:span></text:p>
      <text:p text:style-name="P10">5. Zuletzt kommt ein Bindestrich und bis zu zwei weiteren Buchstaben, die die Bauform angeben. PU steht für ein bleifreies DIP-Gehäuse (Dual in-line package → längliches Gehäuse)</text:p>
      <text:p text:style-name="P8"/>
      <text:p text:style-name="P5"><text:span text:style-name="T42">(</text:span>Der <text:span text:style-name="T22">Atmel Atmega 328p ist ein 8-bit AVR-</text:span>Microcontroller <text:span text:style-name="T23">mit einem ISP </text:span>Flashspeicher von 32 KIB. <text:span text:style-name="T24">Erreicht eine CPU-Geschwindigkeit von bis zu 20 MIPS. 2KB SRAM, ...</text:span></text:p>
      <text:p text:style-name="P5">insgesamt 28 Pins.<text:span text:style-name="T42">)</text:span></text:p>
      <text:p text:style-name="P2"/>
      <text:p text:style-name="P3">Mit Einblick ins Datasheet des ATmega Chips konnten wir den Micocontroller richtig anschließen. Da wir fast alles zu Hause erledigt haben und nicht die <text:span text:style-name="T25">Geräte</text:span> im Praktikumsraum benutzen konnten, verwendet wir für die Stromversorgung unseres MCU den Elegoo Power MB v2. (Foto auf Folie). Mit ihm ist es uns möglich den MCU mit 3.3 oder 5 Volt zu versorgen.</text:p>
      <text:p text:style-name="P2"/>
      <text:p text:style-name="P3">Um den Chip zu programmieren verwenden wir den Pololu Programmer v2.</text:p>
      <text:p text:style-name="P8"><text:soft-page-break/>Einschub pololu: done</text:p>
      <text:p text:style-name="P15"><text:span text:style-name="T5">Der Pololu USB AVR-Programmer ist ein kompakter ISP (In-System Programmer) für AVR Mikrocontroller. Der Programmer stellt ein Interface zur Übertragung eines kompilierten AVR Program</text:span><text:span text:style-name="T7">m</text:span><text:span text:style-name="T5">s vom PC zum Flash Speicher des Chips zur </text:span><text:span text:style-name="T8">V</text:span><text:span text:style-name="T5">erfügung. Da er zwei Ports besitzt, kann er auch als Schnittstelle für einen seriellen Monitor verwendet werden, indem man den Tx Ausgang des Chips an den Rx Eingang des Programmer steckt.</text:span></text:p>
      <text:p text:style-name="P15">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6">n</text:span>richten des Programmers konnten wir bald den ersten Sketch auf unseren <text:span text:style-name="T27">S</text:span>tandalone MCU hochladen.</text:p>
      <text:p text:style-name="P3"/>
      <text:p text:style-name="P3"/>
      <text:p text:style-name="P8">Einschub WinAVR: done</text:p>
      <text:p text:style-name="P16"><text:span text:style-name="T5">W</text:span><text:span text:style-name="T6">in</text:span><text:span text:style-name="T5">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7"><text:span text:style-name="T5">Nun allerdings </text:span><text:span text:style-name="T9">begannen wir </text:span><text:span text:style-name="T5">wieder von Anfang an mit einfachen Blink Sketch</text:span><text:span text:style-name="T9">es um uns in der neuen Umgebung einzugewöhnen.</text:span></text:p>
      <text:p text:style-name="P3">Wir verwenden kein Arduino Framework <text:span text:style-name="T28">zum Programmieren unseres Microcontrollers</text:span>, deshalb mussten wir Methoden wie pinMode, digitalRead und digitalWrite selber schreiben. Anstelle von Arduino importieren wir <text:span text:style-name="T29">nur die</text:span> avr.io Bibliothek,<text:span text:style-name="T12">die von WinAVR zu Verfügung gestellt wurde</text:span>, die uns Daten über den Ports für den jeweiligen MCU zur Verfügung stellt.</text:p>
      <text:p text:style-name="P8">Einschub pinMode,…: done</text:p>
      <text:p text:style-name="P20"><text:span text:style-name="T45">PINMODE; DIGITALWRITE; DIGITALREAD </text:span></text:p>
      <text:p text:style-name="P19"><text:span text:style-name="T45">Um uns das Programmieren etwas zu vereinfachen, haben wir die drei Methoden pinMode, digitalWrite und digitalRead, die es bereits beim Arduino gibt, selbst geschrieben. Und diese stellen wir jetzt kurz vor. <text:s/></text:span></text:p>
      <text:p text:style-name="P19"><text:span text:style-name="T45">Mit der Methode PinMode kann man einen Pin als OUTPUT oder INPUT definieren. Um einen Pin als INPUT/OUTPUT zu definieren, muss man diesen im zuständigen Register eintragen. DDRD verwendet man für die Ports D, DDRB für die Ports B. Um jetzt den Port D4 als Output einzutragen, schreibt man DDRD |= (1&lt;&lt;4). Um das jetzt erklären, nehmen wir an, dass das Register DDRD so aussieht. Der Ausdruck 1&lt;&lt;4 ist ein leftshift um 4 stellen. Als Startwert nehmen wir 00000001 und verschieben alle Bits um vier Stellen nach Links. <text:s/>Damit erhalten wir 00010000. Diese Bitfolge verknüpft man mit dem “oder” Operator und man erhält diesen Ausdruck. Das vierte Bit ist nun eine 1, also ein Output. </text:span></text:p>
      <text:p text:style-name="P19"><text:span text:style-name="T45">So ziemlich ähnlich sieht es aus, wenn man einen Port als INPUT definieren möchte. Der Unterschied zwischen den 2 ist, dass man nun, nach dem leftschift, alle Bits negieren muss, und dann nicht mit einem Oder verknüpfen, sondern mit einem Und Operator. Bei diesem Beispiel hier möchte ich den Port2 als Input definieren. Wie man auf der Folie sehen kann, ist das zweite Bit nun eine 0, also ein Input. <text:s/></text:span></text:p>
      <text:p text:style-name="P19"><text:span text:style-name="T45">Die Methode digitalWrite benötigt einen Pin und den Parameter High oder Low. <text:s/>Der Ausdruck für High ist derselbe wie der, den man verwendet, wenn man einen Port als OUT bzw INPUT definieren will. Der Unterschied zur PinMode liegt darin, dass man nun das Port Register verwenden muss, anstatt des DDRD. Das Gleiche gilt für LOW. </text:span></text:p>
      <text:p text:style-name="P18"><text:span text:style-name="T46">DigitalRead bekommt als Parameter nur den Pin. Um zu überprüfen, ob der Input von Port 4 High ist, muss der Ausdruck PIND &amp; (1&lt;&lt;4) true ergeben. Für Low logischerweise false. Zum Code. Nehmen wir an, PORT 4 ist HIGH. PIND besteht zum Beispiel aus der folgenden Bitfolge. Der leftshift ist wieder derselbe wie bei den Beispielen vorher. Nach dem Anwenden des Und Operators erhalten wir eine Bitfolge, die nicht 0 ergibt, also High. In unserem Beispiel haben wir 16 erhalten. Sollte der Port4 LOW sein, dann würden wir 0 herausbekommen. <text:s/></text:span></text:p>
      <text:p text:style-name="P6"><text:span text:style-name="T30">Nach dem Implementieren dieser Funktionen </text:span>konnten wir <text:span text:style-name="T31">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9">Einschub Tera Term: done</text:p>
      <text:p text:style-name="P9"><text:span text:style-name="T10">Tera Term ist ein kostenloser Terminal-Emulator, der einfach einzurichten ist. Beim starten des Terminals kann man den Port auswählen, dessen Ausgabe man anzeigen lassen will. In unserem Beispiel war das der COM5 vom Pololu A</text:span><text:span text:style-name="T11">VR</text:span><text:span text:style-name="T10"> Programmer.</text:span></text:p>
      <text:p text:style-name="P6"/>
      <text:p text:style-name="P6"><text:span text:style-name="T31">Kommen wir zu unserem Sensor. </text:span>Zum Messen von Temperatur und Luftfeuchtigkeit verwenden wie einen DHT11-Sensor.</text:p>
      <text:p text:style-name="P8">Einschub DHT11 (kurze Erkärung):</text:p>
      <text:p text:style-name="P3">Diesen zum Laufen zu bringen brachte jedoch <text:span text:style-name="T32">in Hinblick auf </text:span>den anderen Sketches zuvor mehrere Schwierigkeiten.</text:p>
      <text:p text:style-name="P3"/>
      <text:p text:style-name="P3">Der Sensor spuckte allerdings keine brauchbaren Werte aus und brach immer wieder mit verschiedenen Fehlern ab. (oder mit 105??)</text:p>
      <text:p text:style-name="P2"/>
      <text:p text:style-name="P3">Wir entschlossen uns statt dem internen Oszillator des Microcontrollers, der eine Taktrate von bis zu 8Mhz erreichen kann, auf einen externen Quarz mit den selben Mhz wie <text:span text:style-name="T33">dem</text:span> Arduino, also 16Mhz, umzusteigen.</text:p>
      <text:p text:style-name="P3">Zwar wird in mehreren Foren erwähnt, dass für Sensoren wie einem Temperatur-Sensor der interne <text:soft-page-break/>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4">verändert zu haben</text:span>. Ob es nun wirklich an der Ungenauigkeit des internen Oszillator gelegen hat oder an etwas Andere<text:span text:style-name="T35">m</text:span> wissen wir leider nicht.</text:p>
      <text:p text:style-name="P3">Da ja auch zu sagen ist, dass je höher die Taktrate des MCU ist, der Stromverbrauch ansteigt.</text:p>
      <text:p text:style-name="P8">Einschub Fuse-Bits:</text:p>
      <text:p text:style-name="P2"/>
      <text:p text:style-name="P3">Dazu unseren DHT Code kurz erklärt und wie der Sensor arbeitet.</text:p>
      <text:p text:style-name="P2"/>
      <text:p text:style-name="P8">Einschub DHT11 (ausführlich):</text:p>
      <text:p text:style-name="P8">Power:</text:p>
      <text:p text:style-name="P3">Der DHT11 Sensor wird mit 3,3 – 5.5VDC versorgt. Bei unserem Microcontroller verwenden wir für die Versorgung eine Spannung von 5 Volt.</text:p>
      <text:p text:style-name="P2"/>
      <text:p text:style-name="P14"><text:span text:style-name="T3">Communication Process:</text:span><text:span text:style-name="T4">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2"/>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2"/>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2"/>
      <text:p text:style-name="P14"><draw:frame draw:style-name="fr1" draw:name="1" text:anchor-type="as-char" svg:width="17.013cm" style:rel-width="scale" svg:height="5.292cm"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2"/>
      <text:p text:style-name="P3">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2"/>
      <text:p text:style-name="P3">Jedes bit wird folgendermaßen übertragen:</text:p>
      <text:p text:style-name="P3"><text:soft-page-break/>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2"/>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2"/>
      <text:p text:style-name="P3">Da nun der Temperatur-Sensor verlässlich arbeitet, haben wir uns wieder dem CC1101 gewidmet. Zum Schluss gelang uns <text:span text:style-name="T36">dort </text:span>noch eine Kommunikation mit unserem Standalone MicroController und dem Arduino, <text:span text:style-name="T37">wie am Anfang von Arduino zu Arduino.</text:span></text:p>
      <text:p text:style-name="P2"/>
      <text:p text:style-name="P14"><text:span text:style-name="T4">I</text:span><text:span text:style-name="T3">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Calibri2" svg:font-family="Calibri" style:font-family-generic="roman" style:font-pitch="variable"/>
    <style:font-face style:name="Liberation Serif1"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2:11:58.951000000</dc:date>
    <meta:editing-duration>PT34M9S</meta:editing-duration>
    <meta:editing-cycles>52</meta:editing-cycles>
    <meta:generator>LibreOffice/6.1.4.2$Windows_X86_64 LibreOffice_project/9d0f32d1f0b509096fd65e0d4bec26ddd1938fd3</meta:generator>
    <meta:document-statistic meta:table-count="0" meta:image-count="0" meta:object-count="1" meta:page-count="5" meta:paragraph-count="74" meta:word-count="1807" meta:character-count="12006" meta:non-whitespace-character-count="10258"/>
  </office:meta>
</office:document-meta>
</file>